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officeooo:paragraph-rsid="00197dc1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Text_20_body" style:list-style-name="L3">
      <style:paragraph-properties fo:margin-top="0cm" fo:margin-bottom="0cm" style:contextual-spacing="false"/>
    </style:style>
    <style:style style:name="P19" style:family="paragraph" style:parent-style-name="Text_20_body" style:list-style-name="L4">
      <style:paragraph-properties fo:margin-top="0cm" fo:margin-bottom="0cm" style:contextual-spacing="false"/>
    </style:style>
    <style:style style:name="P20" style:family="paragraph" style:parent-style-name="Text_20_body" style:list-style-name="L5">
      <style:paragraph-properties fo:margin-top="0cm" fo:margin-bottom="0cm" style:contextual-spacing="false"/>
    </style:style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7">
      <style:paragraph-properties fo:margin-top="0cm" fo:margin-bottom="0cm" style:contextual-spacing="false"/>
    </style:style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9">
      <style:paragraph-properties fo:margin-top="0cm" fo:margin-bottom="0cm" style:contextual-spacing="false"/>
    </style:style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P27" style:family="paragraph" style:parent-style-name="Text_20_body" style:list-style-name="L12">
      <style:paragraph-properties fo:margin-top="0cm" fo:margin-bottom="0cm" style:contextual-spacing="false"/>
    </style:style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T1" style:family="text">
      <style:text-properties fo:language="en" fo:country="US" officeooo:rsid="00197dc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1. Objectives and Scope</text:span></text:p>
      <text:p text:style-name="Standard"><text:span text:style-name="Strong_20_Emphasis"/></text:p>
      <text:p text:style-name="Standard"><text:span text:style-name="Strong_20_Emphasis">Primary Objective:</text:span> Maximize energy production from solar panels and minimize costs while maximizing return on investment. </text:p>
      <text:p text:style-name="Standard"/>
      <text:p text:style-name="Standard"><text:span text:style-name="Strong_20_Emphasis">Secondary Objective:</text:span> Determine the optimal battery system size and configuration to efficiently store and use the energy produced by the solar panels. </text:p>
      <text:p text:style-name="Standard"/>
      <text:p text:style-name="Standard"/>
      <text:p text:style-name="Text_20_body"><text:span text:style-name="Strong_20_Emphasis">Scope:</text:span></text:p>
      <text:list xml:id="list3847832024" text:style-name="L1">
        <text:list-item>
          <text:p text:style-name="P16">Focus on a specific building with known energy consumption patterns.</text:p>
        </text:list-item>
        <text:list-item>
          <text:p text:style-name="P16">Use actual weather data and solar irradiance measurements.</text:p>
        </text:list-item>
        <text:list-item>
          <text:p text:style-name="P16">Optimize the angles (tilt and azimuth) of solar panels.</text:p>
        </text:list-item>
        <text:list-item>
          <text:p text:style-name="P2">Design and optimize a battery storage system.</text:p>
        </text:list-item>
      </text:list>
      <text:p text:style-name="Standard"/>
      <text:h text:style-name="Heading_20_4" text:outline-level="4"/>
      <text:h text:style-name="Heading_20_4" text:outline-level="4">2. <text:span text:style-name="Strong_20_Emphasis">Data Collection and Preparation</text:span></text:h>
      <text:list xml:id="list2873638414" text:style-name="L2">
        <text:list-item>
          <text:p text:style-name="P3"><text:span text:style-name="Strong_20_Emphasis">Building Location:</text:span></text:p>
          <text:list>
            <text:list-item>
              <text:p text:style-name="P17">Confirm the exact geographical location of the building (latitude and longitude).</text:p>
            </text:list-item>
            <text:list-item>
              <text:p text:style-name="P17">This is crucial for accurate solar position calculations and weather data alignment.</text:p>
            </text:list-item>
          </text:list>
        </text:list-item>
        <text:list-item>
          <text:p text:style-name="P3"><text:span text:style-name="Strong_20_Emphasis">Energy Consumption Data:</text:span></text:p>
          <text:list>
            <text:list-item>
              <text:p text:style-name="P17">Historical energy consumption data for the building.</text:p>
            </text:list-item>
            <text:list-item>
              <text:p text:style-name="P17">This data is necessary for sizing the battery system and understanding the energy demand.</text:p>
            </text:list-item>
          </text:list>
        </text:list-item>
        <text:list-item>
          <text:p text:style-name="P3"><text:span text:style-name="Strong_20_Emphasis">Solar Irradiance and Weather Data:</text:span></text:p>
          <text:list>
            <text:list-item>
              <text:p text:style-name="P17">Horizontal and diffuse solar radiation data, possibly adjusted based on local weather conditions.</text:p>
            </text:list-item>
            <text:list-item>
              <text:p text:style-name="P17">Temperature, wind speed, and relative humidity, which can affect both solar panel efficiency and battery performance.</text:p>
            </text:list-item>
          </text:list>
        </text:list-item>
        <text:list-item>
          <text:p text:style-name="P3"><text:span text:style-name="Strong_20_Emphasis">Solar Panel and Battery Specifications:</text:span></text:p>
          <text:list>
            <text:list-item>
              <text:p text:style-name="P17">Detailed technical specifications of the solar panels (e.g., Sharp ND-R240A5) and available battery systems.</text:p>
            </text:list-item>
            <text:list-item>
              <text:p text:style-name="P3">Includes efficiency, capacity, degradation rates, and costs.</text:p>
            </text:list-item>
          </text:list>
        </text:list-item>
      </text:list>
      <text:p text:style-name="Standard"/>
      <text:p text:style-name="Standard"/>
      <text:h text:style-name="Heading_20_4" text:outline-level="4"><text:soft-page-break/></text:h>
      <text:h text:style-name="P1" text:outline-level="4"/>
      <text:h text:style-name="P1" text:outline-level="4"/>
      <text:h text:style-name="P1" text:outline-level="4"/>
      <text:h text:style-name="P1" text:outline-level="4">3. <text:span text:style-name="Strong_20_Emphasis">Data Preprocessing</text:span></text:h>
      <text:list xml:id="list2144935574" text:style-name="L3">
        <text:list-item>
          <text:p text:style-name="P4"><text:span text:style-name="Strong_20_Emphasis">Convert and Align Data:</text:span></text:p>
          <text:list>
            <text:list-item>
              <text:p text:style-name="P18">Convert any necessary columns to appropriate formats (e.g., converting hours to datetime).</text:p>
            </text:list-item>
            <text:list-item>
              <text:p text:style-name="P18">Align the energy consumption data with the solar irradiance data based on timestamps.</text:p>
            </text:list-item>
          </text:list>
        </text:list-item>
        <text:list-item>
          <text:p text:style-name="P4"><text:span text:style-name="Strong_20_Emphasis">Clean and Validate Data:</text:span></text:p>
          <text:list>
            <text:list-item>
              <text:p text:style-name="P18">Handle missing values, remove duplicates, and validate the consistency of the data.</text:p>
            </text:list-item>
            <text:list-item>
              <text:p text:style-name="P4">Save the preprocessed data for easy access in subsequent steps.</text:p>
            </text:list-item>
          </text:list>
        </text:list-item>
      </text:list>
      <text:p text:style-name="Standard"/>
      <text:p text:style-name="Standard"/>
      <text:h text:style-name="Heading_20_4" text:outline-level="4">4. <text:span text:style-name="Strong_20_Emphasis">Solar Panel Angle Optimization</text:span></text:h>
      <text:list xml:id="list1384306946" text:style-name="L4">
        <text:list-item>
          <text:p text:style-name="P5"><text:span text:style-name="Strong_20_Emphasis">Solar Position Calculation:</text:span></text:p>
          <text:list>
            <text:list-item>
              <text:p text:style-name="P19">Use the building’s geographical coordinates to calculate the sun's position (azimuth and altitude) for each hour of the year.</text:p>
            </text:list-item>
          </text:list>
        </text:list-item>
        <text:list-item>
          <text:p text:style-name="P5"><text:span text:style-name="Strong_20_Emphasis">Simulate Energy Output:</text:span></text:p>
          <text:list>
            <text:list-item>
              <text:p text:style-name="P19">Estimate the potential energy output of the solar panels at various tilt and azimuth angles using solar irradiance data and panel specifications.</text:p>
            </text:list-item>
          </text:list>
        </text:list-item>
        <text:list-item>
          <text:p text:style-name="P5"><text:span text:style-name="Strong_20_Emphasis">Optimization Algorithm:</text:span></text:p>
          <text:list>
            <text:list-item>
              <text:p text:style-name="P5">Implement an algorithm (e.g., gradient descent, genetic algorithms) to find the optimal tilt and azimuth angles that maximize annual energy production.</text:p>
            </text:list-item>
          </text:list>
        </text:list-item>
      </text:list>
      <text:p text:style-name="Standard"/>
      <text:p text:style-name="Standard"/>
      <text:p text:style-name="Standard"/>
      <text:h text:style-name="Heading_20_4" text:outline-level="4">5. <text:span text:style-name="Strong_20_Emphasis">Battery System Optimization</text:span></text:h>
      <text:list xml:id="list3303814402" text:style-name="L5">
        <text:list-item>
          <text:p text:style-name="P6"><text:span text:style-name="Strong_20_Emphasis">Energy Storage Modeling:</text:span></text:p>
          <text:list>
            <text:list-item>
              <text:p text:style-name="P20">Model different battery systems, considering capacity, efficiency, charge/discharge rates, and degradation.</text:p>
            </text:list-item>
            <text:list-item>
              <text:p text:style-name="P20">Optimize the battery size based on energy production and consumption patterns.</text:p>
            </text:list-item>
          </text:list>
        </text:list-item>
        <text:list-item>
          <text:p text:style-name="P6"><text:span text:style-name="Strong_20_Emphasis">Cost Analysis:</text:span></text:p>
          <text:list>
            <text:list-item>
              <text:p text:style-name="P20">Perform a cost analysis to evaluate the economic feasibility of different battery configurations.</text:p>
            </text:list-item>
            <text:list-item>
              <text:p text:style-name="P6">Consider installation costs, maintenance, lifecycle, and return on investment.</text:p>
            </text:list-item>
          </text:list>
        </text:list-item>
      </text:list>
      <text:p text:style-name="Standard"/>
      <text:h text:style-name="Heading_20_4" text:outline-level="4"><text:soft-page-break/>6. <text:span text:style-name="Strong_20_Emphasis">Integration and Validation</text:span></text:h>
      <text:list xml:id="list3298013746" text:style-name="L6">
        <text:list-item>
          <text:p text:style-name="P7"><text:span text:style-name="Strong_20_Emphasis">Model Integration:</text:span></text:p>
          <text:list>
            <text:list-item>
              <text:p text:style-name="P21">Integrate the optimized solar panel angles with the battery storage system in a single model.</text:p>
            </text:list-item>
          </text:list>
        </text:list-item>
        <text:list-item>
          <text:p text:style-name="P7"><text:span text:style-name="Strong_20_Emphasis">Validation:</text:span></text:p>
          <text:list>
            <text:list-item>
              <text:p text:style-name="P21">Validate the model using historical data and compare it to existing configurations.</text:p>
            </text:list-item>
            <text:list-item>
              <text:p text:style-name="P7">Conduct sensitivity analysis to understand the impact of various parameters on the optimization results.</text:p>
            </text:list-item>
          </text:list>
        </text:list-item>
      </text:list>
      <text:p text:style-name="Standard"/>
      <text:p text:style-name="Standard"/>
      <text:h text:style-name="Heading_20_3" text:outline-level="3">Overall Strategy for Your Project</text:h>
      <text:p text:style-name="Text_20_body">Given the nature of your project, which involves optimizing solar panel angles and designing an efficient battery system based on real data, it's important to establish a clear strategy to ensure everything is covered comprehensively. Below is an outline of the overall strategy, including the key steps and considerations.</text:p>
      <text:p text:style-name="Horizontal_20_Line"/>
      <text:h text:style-name="Heading_20_4" text:outline-level="4">1. <text:span text:style-name="Strong_20_Emphasis">Define Objectives and Scope</text:span></text:h>
      <text:list xml:id="list3431600740" text:style-name="L7">
        <text:list-item>
          <text:p text:style-name="P22"><text:span text:style-name="Strong_20_Emphasis">Primary Objective:</text:span> Maximize energy production from solar panels and minimize costs while maximizing return on investment.</text:p>
        </text:list-item>
        <text:list-item>
          <text:p text:style-name="P8"><text:span text:style-name="Strong_20_Emphasis">Secondary Objective:</text:span> Determine the optimal battery system size and configuration to efficiently store and use the energy produced by the solar panels.</text:p>
        </text:list-item>
      </text:list>
      <text:p text:style-name="Text_20_body"><text:span text:style-name="Strong_20_Emphasis">Scope:</text:span></text:p>
      <text:list xml:id="list3334281067" text:style-name="L8">
        <text:list-item>
          <text:p text:style-name="P23">Focus on a specific building with known energy consumption patterns.</text:p>
        </text:list-item>
        <text:list-item>
          <text:p text:style-name="P23">Use actual weather data and solar irradiance measurements.</text:p>
        </text:list-item>
        <text:list-item>
          <text:p text:style-name="P23">Optimize the angles (tilt and azimuth) of solar panels.</text:p>
        </text:list-item>
        <text:list-item>
          <text:p text:style-name="P9">Design and optimize a battery storage system.</text:p>
        </text:list-item>
      </text:list>
      <text:p text:style-name="Horizontal_20_Line"/>
      <text:h text:style-name="Heading_20_4" text:outline-level="4">2. <text:span text:style-name="Strong_20_Emphasis">Data Collection and Preparation</text:span></text:h>
      <text:list xml:id="list3730310107" text:style-name="L9">
        <text:list-item>
          <text:p text:style-name="P10"><text:span text:style-name="Strong_20_Emphasis">Building Location:</text:span></text:p>
          <text:list>
            <text:list-item>
              <text:p text:style-name="P24">Confirm the exact geographical location of the building (latitude and longitude).</text:p>
            </text:list-item>
            <text:list-item>
              <text:p text:style-name="P24">This is crucial for accurate solar position calculations and weather data alignment.</text:p>
            </text:list-item>
          </text:list>
        </text:list-item>
        <text:list-item>
          <text:p text:style-name="P10"><text:span text:style-name="Strong_20_Emphasis">Energy Consumption Data:</text:span></text:p>
          <text:list>
            <text:list-item>
              <text:p text:style-name="P24">Historical energy consumption data for the building.</text:p>
            </text:list-item>
            <text:list-item>
              <text:p text:style-name="P24">This data is necessary for sizing the battery system and understanding the energy demand.</text:p>
            </text:list-item>
          </text:list>
        </text:list-item>
        <text:list-item>
          <text:p text:style-name="P10"><text:span text:style-name="Strong_20_Emphasis">Solar Irradiance and Weather Data:</text:span></text:p>
          <text:list>
            <text:list-item>
              <text:p text:style-name="P24">Horizontal and diffuse solar radiation data, possibly adjusted based on local weather conditions.</text:p>
            </text:list-item>
            <text:list-item>
              <text:p text:style-name="P24"><text:soft-page-break/>Temperature, wind speed, and relative humidity, which can affect both solar panel efficiency and battery performance.</text:p>
            </text:list-item>
          </text:list>
        </text:list-item>
        <text:list-item>
          <text:p text:style-name="P10"><text:span text:style-name="Strong_20_Emphasis">Solar Panel and Battery Specifications:</text:span></text:p>
          <text:list>
            <text:list-item>
              <text:p text:style-name="P24">Detailed technical specifications of the solar panels (e.g., Sharp ND-R240A5) and available battery systems.</text:p>
            </text:list-item>
            <text:list-item>
              <text:p text:style-name="P10">Includes efficiency, capacity, degradation rates, and costs.</text:p>
            </text:list-item>
          </text:list>
        </text:list-item>
      </text:list>
      <text:p text:style-name="Horizontal_20_Line"/>
      <text:h text:style-name="Heading_20_4" text:outline-level="4">3. <text:span text:style-name="Strong_20_Emphasis">Data Preprocessing</text:span></text:h>
      <text:list xml:id="list1636795843" text:style-name="L10">
        <text:list-item>
          <text:p text:style-name="P11"><text:span text:style-name="Strong_20_Emphasis">Convert and Align Data:</text:span></text:p>
          <text:list>
            <text:list-item>
              <text:p text:style-name="P25">Convert any necessary columns to appropriate formats (e.g., converting hours to datetime).</text:p>
            </text:list-item>
            <text:list-item>
              <text:p text:style-name="P25">Align the energy consumption data with the solar irradiance data based on timestamps.</text:p>
            </text:list-item>
          </text:list>
        </text:list-item>
        <text:list-item>
          <text:p text:style-name="P11"><text:span text:style-name="Strong_20_Emphasis">Clean and Validate Data:</text:span></text:p>
          <text:list>
            <text:list-item>
              <text:p text:style-name="P25">Handle missing values, remove duplicates, and validate the consistency of the data.</text:p>
            </text:list-item>
            <text:list-item>
              <text:p text:style-name="P11">Save the preprocessed data for easy access in subsequent steps.</text:p>
            </text:list-item>
          </text:list>
        </text:list-item>
      </text:list>
      <text:p text:style-name="Horizontal_20_Line"/>
      <text:h text:style-name="Heading_20_4" text:outline-level="4">4. <text:span text:style-name="Strong_20_Emphasis">Solar Panel Angle Optimization</text:span></text:h>
      <text:list xml:id="list732377083" text:style-name="L11">
        <text:list-item>
          <text:p text:style-name="P12"><text:span text:style-name="Strong_20_Emphasis">Solar Position Calculation:</text:span></text:p>
          <text:list>
            <text:list-item>
              <text:p text:style-name="P26">Use the building’s geographical coordinates to calculate the sun's position (azimuth and altitude) for each hour of the year.</text:p>
            </text:list-item>
          </text:list>
        </text:list-item>
        <text:list-item>
          <text:p text:style-name="P12"><text:span text:style-name="Strong_20_Emphasis">Simulate Energy Output:</text:span></text:p>
          <text:list>
            <text:list-item>
              <text:p text:style-name="P26">Estimate the potential energy output of the solar panels at various tilt and azimuth angles using solar irradiance data and panel specifications.</text:p>
            </text:list-item>
          </text:list>
        </text:list-item>
        <text:list-item>
          <text:p text:style-name="P12"><text:span text:style-name="Strong_20_Emphasis">Optimization Algorithm:</text:span></text:p>
          <text:list>
            <text:list-item>
              <text:p text:style-name="P12">Implement an algorithm (e.g., gradient descent, genetic algorithms) to find the optimal tilt and azimuth angles that maximize annual energy production.</text:p>
            </text:list-item>
          </text:list>
        </text:list-item>
      </text:list>
      <text:p text:style-name="Horizontal_20_Line"/>
      <text:h text:style-name="Heading_20_4" text:outline-level="4">5. <text:span text:style-name="Strong_20_Emphasis">Battery System Optimization</text:span></text:h>
      <text:list xml:id="list3339372327" text:style-name="L12">
        <text:list-item>
          <text:p text:style-name="P13"><text:span text:style-name="Strong_20_Emphasis">Energy Storage Modeling:</text:span></text:p>
          <text:list>
            <text:list-item>
              <text:p text:style-name="P27">Model different battery systems, considering capacity, efficiency, charge/discharge rates, and degradation.</text:p>
            </text:list-item>
            <text:list-item>
              <text:p text:style-name="P27">Optimize the battery size based on energy production and consumption patterns.</text:p>
            </text:list-item>
          </text:list>
        </text:list-item>
        <text:list-item>
          <text:p text:style-name="P13"><text:span text:style-name="Strong_20_Emphasis">Cost Analysis:</text:span></text:p>
          <text:list>
            <text:list-item>
              <text:p text:style-name="P27">Perform a cost analysis to evaluate the economic feasibility of different battery configurations.</text:p>
            </text:list-item>
            <text:list-item>
              <text:p text:style-name="P13">Consider installation costs, maintenance, lifecycle, and return on investment.</text:p>
            </text:list-item>
          </text:list>
        </text:list-item>
      </text:list>
      <text:p text:style-name="Horizontal_20_Line"/>
      <text:h text:style-name="Heading_20_4" text:outline-level="4"><text:soft-page-break/>6. <text:span text:style-name="Strong_20_Emphasis">Integration and Validation</text:span></text:h>
      <text:list xml:id="list2547446058" text:style-name="L13">
        <text:list-item>
          <text:p text:style-name="P14"><text:span text:style-name="Strong_20_Emphasis">Model Integration:</text:span></text:p>
          <text:list>
            <text:list-item>
              <text:p text:style-name="P28">Integrate the optimized solar panel angles with the battery storage system in a single model.</text:p>
            </text:list-item>
          </text:list>
        </text:list-item>
        <text:list-item>
          <text:p text:style-name="P14"><text:span text:style-name="Strong_20_Emphasis">Validation:</text:span></text:p>
          <text:list>
            <text:list-item>
              <text:p text:style-name="P28">Validate the model using historical data and compare it to existing configurations.</text:p>
            </text:list-item>
            <text:list-item>
              <text:p text:style-name="P14">Conduct sensitivity analysis to understand the impact of various parameters on the optimization results.</text:p>
            </text:list-item>
          </text:list>
        </text:list-item>
      </text:list>
      <text:p text:style-name="Horizontal_20_Line"/>
      <text:h text:style-name="Heading_20_4" text:outline-level="4">7. <text:span text:style-name="Strong_20_Emphasis">Reporting and Documentation</text:span></text:h>
      <text:list xml:id="list1918015258" text:style-name="L14">
        <text:list-item>
          <text:p text:style-name="P15"><text:span text:style-name="Strong_20_Emphasis">Documentation:</text:span></text:p>
          <text:list>
            <text:list-item>
              <text:p text:style-name="P29">Document the methodology, data sources, and results.</text:p>
            </text:list-item>
            <text:list-item>
              <text:p text:style-name="P29">Prepare visualizations to present the results effectively.</text:p>
            </text:list-item>
          </text:list>
        </text:list-item>
        <text:list-item>
          <text:p text:style-name="P15"><text:span text:style-name="Strong_20_Emphasis">Final Report:</text:span></text:p>
          <text:list>
            <text:list-item>
              <text:p text:style-name="P29">Write a comprehensive report detailing your findings, conclusions, and recommendations.</text:p>
            </text:list-item>
            <text:list-item>
              <text:p text:style-name="P15">Include sections on the economic impact, environmental benefits, and potential future improvement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03T21:48:45.900000000</meta:creation-date>
    <dc:date>2024-09-04T00:06:44.349000000</dc:date>
    <meta:editing-duration>PT1H57M28S</meta:editing-duration>
    <meta:editing-cycles>1</meta:editing-cycles>
    <meta:document-statistic meta:table-count="0" meta:image-count="0" meta:object-count="0" meta:page-count="5" meta:paragraph-count="105" meta:word-count="1034" meta:character-count="6894" meta:non-whitespace-character-count="6049"/>
    <meta:generator>LibreOffice/7.1.4.2$Windows_X86_64 LibreOffice_project/a529a4fab45b75fefc5b6226684193eb000654f6</meta:generator>
  </office:meta>
</office:document-meta>
</file>